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6.897cm" fo:margin-left="1.58cm" table:align="left"/>
    </style:style>
    <style:style style:name="Tableau1.A" style:family="table-column">
      <style:table-column-properties style:column-width="2.663cm"/>
    </style:style>
    <style:style style:name="Tableau1.B" style:family="table-column">
      <style:table-column-properties style:column-width="1.341cm"/>
    </style:style>
    <style:style style:name="Tableau1.C" style:family="table-column">
      <style:table-column-properties style:column-width="1.288cm"/>
    </style:style>
    <style:style style:name="Tableau1.D" style:family="table-column">
      <style:table-column-properties style:column-width="1.605cm"/>
    </style:style>
    <style:style style:name="Tableau1.A1" style:family="table-cell">
      <style:table-cell-properties style:writing-mode="page"/>
    </style:style>
    <style:style style:name="Tableau2" style:family="table">
      <style:table-properties style:width="5.292cm" fo:margin-left="1.616cm" table:align="left"/>
    </style:style>
    <style:style style:name="Tableau2.A" style:family="table-column">
      <style:table-column-properties style:column-width="2.593cm"/>
    </style:style>
    <style:style style:name="Tableau2.B" style:family="table-column">
      <style:table-column-properties style:column-width="1.411cm"/>
    </style:style>
    <style:style style:name="Tableau2.C" style:family="table-column">
      <style:table-column-properties style:column-width="1.288cm"/>
    </style:style>
    <style:style style:name="Tableau2.A1" style:family="table-cell">
      <style:table-cell-properties style:writing-mode="page"/>
    </style:style>
    <style:style style:name="Tableau3" style:family="table">
      <style:table-properties style:width="6.897cm" fo:margin-left="1.58cm" table:align="left"/>
    </style:style>
    <style:style style:name="Tableau3.A" style:family="table-column">
      <style:table-column-properties style:column-width="1.815cm"/>
    </style:style>
    <style:style style:name="Tableau3.B" style:family="table-column">
      <style:table-column-properties style:column-width="0.915cm"/>
    </style:style>
    <style:style style:name="Tableau3.C" style:family="table-column">
      <style:table-column-properties style:column-width="0.878cm"/>
    </style:style>
    <style:style style:name="Tableau3.D" style:family="table-column">
      <style:table-column-properties style:column-width="1.097cm"/>
    </style:style>
    <style:style style:name="Tableau3.E" style:family="table-column">
      <style:table-column-properties style:column-width="1.095cm"/>
    </style:style>
    <style:style style:name="Tableau3.A1" style:family="table-cell">
      <style:table-cell-properties fo:padding="0cm"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officeooo:rsid="00156654" officeooo:paragraph-rsid="00156654"/>
    </style:style>
    <style:style style:name="P4" style:family="paragraph" style:parent-style-name="Standard">
      <style:text-properties officeooo:rsid="00169474" officeooo:paragraph-rsid="00169474"/>
    </style:style>
    <style:style style:name="P5" style:family="paragraph" style:parent-style-name="Standard">
      <style:text-properties officeooo:rsid="001825a2" officeooo:paragraph-rsid="001825a2"/>
    </style:style>
    <style:style style:name="P6" style:family="paragraph" style:parent-style-name="Standard">
      <style:paragraph-properties fo:text-align="start" style:justify-single-word="false"/>
      <style:text-properties officeooo:rsid="001825a2" officeooo:paragraph-rsid="001825a2"/>
    </style:style>
    <style:style style:name="P7" style:family="paragraph" style:parent-style-name="Standard">
      <style:paragraph-properties fo:text-align="start" style:justify-single-word="false"/>
      <style:text-properties officeooo:rsid="001825a2" officeooo:paragraph-rsid="001a843b"/>
    </style:style>
    <style:style style:name="P8" style:family="paragraph" style:parent-style-name="Standard">
      <style:text-properties officeooo:rsid="001825a2" officeooo:paragraph-rsid="0019b945"/>
    </style:style>
    <style:style style:name="P9" style:family="paragraph" style:parent-style-name="Standard">
      <style:text-properties officeooo:rsid="001825a2" officeooo:paragraph-rsid="001a843b"/>
    </style:style>
    <style:style style:name="P10" style:family="paragraph" style:parent-style-name="Standard">
      <style:text-properties officeooo:paragraph-rsid="001c7347"/>
    </style:style>
    <style:style style:name="P11" style:family="paragraph" style:parent-style-name="Table_20_Contents">
      <style:text-properties officeooo:paragraph-rsid="001a843b"/>
    </style:style>
    <style:style style:name="P12" style:family="paragraph" style:parent-style-name="Text_20_body">
      <style:text-properties officeooo:paragraph-rsid="001abcdc"/>
    </style:style>
    <style:style style:name="P13" style:family="paragraph" style:parent-style-name="Standard">
      <style:text-properties officeooo:rsid="001c7347" officeooo:paragraph-rsid="001c7347"/>
    </style:style>
    <style:style style:name="P14" style:family="paragraph" style:parent-style-name="Standard">
      <style:text-properties officeooo:rsid="00220f37" officeooo:paragraph-rsid="00220f37"/>
    </style:style>
    <style:style style:name="P15" style:family="paragraph" style:parent-style-name="Standard">
      <style:text-properties fo:color="#d4d4d4" loext:opacity="100%" style:font-name="Droid Sans Mono" fo:font-size="10.5pt" fo:font-weight="normal" officeooo:rsid="00220f37" officeooo:paragraph-rsid="00220f37" fo:background-color="#1e1e1e"/>
    </style:style>
    <style:style style:name="P16" style:family="paragraph" style:parent-style-name="Standard" style:list-style-name="L1"/>
    <style:style style:name="P17"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officeooo:rsid="0022e34d" officeooo:paragraph-rsid="0022e34d"/>
    </style:style>
    <style:style style:name="P26" style:family="paragraph" style:parent-style-name="Standard">
      <style:text-properties officeooo:rsid="0023a740" officeooo:paragraph-rsid="0023a74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3b4af" style:font-weight-asian="bold" style:font-weight-complex="bold"/>
    </style:style>
    <style:style style:name="T4" style:family="text">
      <style:text-properties fo:font-weight="bold" officeooo:rsid="001a843b" style:font-weight-asian="bold" style:font-weight-complex="bold"/>
    </style:style>
    <style:style style:name="T5" style:family="text">
      <style:text-properties fo:font-weight="bold" officeooo:rsid="001c11db" style:font-weight-asian="bold" style:font-weight-complex="bold"/>
    </style:style>
    <style:style style:name="T6" style:family="text">
      <style:text-properties officeooo:rsid="0016b10d"/>
    </style:style>
    <style:style style:name="T7" style:family="text">
      <style:text-properties officeooo:rsid="0019b945"/>
    </style:style>
    <style:style style:name="T8" style:family="text">
      <style:text-properties officeooo:rsid="001a843b"/>
    </style:style>
    <style:style style:name="T9"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c11db"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officeooo:rsid="001c7347"/>
    </style:style>
    <style:style style:name="T14" style:family="text">
      <style:text-properties fo:color="#569cd6" loext:opacity="100%"/>
    </style:style>
    <style:style style:name="T15" style:family="text">
      <style:text-properties officeooo:rsid="001cfbab"/>
    </style:style>
    <style:style style:name="T16" style:family="text">
      <style:text-properties officeooo:rsid="00220f37"/>
    </style:style>
    <style:style style:name="T17" style:family="text">
      <style:text-properties fo:color="#ce9178" loext:opacity="100%"/>
    </style:style>
    <style:style style:name="T18" style:family="text">
      <style:text-properties officeooo:rsid="0024bc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et Conception de Base de Données</text:p>
      <text:p text:style-name="P2">Piste de Documentation sur SQL</text:p>
      <text:p text:style-name="Standard"><text:span text:style-name="T2"></text:span><text:span text:style-name="T3">1-</text:span><text:span text:style-name="T2"> </text:span><text:span text:style-name="T1">Algèbre relationnelle :</text:span></text:p>
      <text:list xml:id="list3858877368" text:style-name="L1">
        <text:list-item>
          <text:p text:style-name="P17">Sélection :</text:p>
        </text:list-item>
      </text:list>
      <text:p text:style-name="P12">Par exemple, supposons que nous avons une relation "employés" avec les attributs "nom", "âge" et "salaire", et que nous voulons sélectionner les employés qui ont un salaire supérieur à 5000. La sélection correspondante serait : σ(salaire &gt; 5000)(employés)</text:p>
      <text:list xml:id="list154919443556815" text:continue-numbering="true" text:style-name="L1">
        <text:list-item>
          <text:p text:style-name="P17">Projection :</text:p>
        </text:list-item>
      </text:list>
      <text:p text:style-name="Standard">La projection est une opération spécifique aux relations qui permet de supprimer des attributs d’une relation. Elle est notée ∏.</text:p>
      <text:p text:style-name="P4">Par exemple <text:span text:style-name="T6">si on a une table A1 avec les attributs id, nom, prenom et adresse suivant cette ordre. Si on veux supprimer l’attribut adresse, on fait A2 ∏id,nom,prenom(A1)</text:span></text:p>
      <text:list xml:id="list154918390373099" text:continue-numbering="true" text:style-name="L1">
        <text:list-item>
          <text:p text:style-name="P17">Produit cartésien :</text:p>
        </text:list-item>
      </text:list>
      <text:p text:style-name="Standard">Le produit cartésien s’applique à deux relations qui n’ont pas forcément le même schéma. Elle est notée X.</text:p>
      <text:p text:style-name="Standard">R1 et R2, R3=R1XR2</text:p>
      <text:list xml:id="list154919440509537" text:continue-numbering="true" text:style-name="L1">
        <text:list-item>
          <text:p text:style-name="P20"><text:span text:style-name="T2">Union</text:span> <text:span text:style-name="T2">:</text:span></text:p>
        </text:list-item>
      </text:list>
      <text:p text:style-name="P3">Concaténation de deux tables qui ont les mm attributs</text:p>
      <text:p text:style-name="P3">Soient deux relations R1 et R2 de même schéma, R3=R1UR2 est l’ensemble des tuples appartenant à R1 ou à R2 ou aux deux en même temps.</text:p>
      <text:list xml:id="list154917602042496" text:continue-numbering="true" text:style-name="L1">
        <text:list-item>
          <text:p text:style-name="P17">Différence :</text:p>
        </text:list-item>
      </text:list>
      <text:p text:style-name="Standard">Soient deux relations R1 et R2 de même schéma, R3=R1―R2 est l’ensemble des tuples appartenant à R1 et n’appartenant pas à R2.</text:p>
      <text:list xml:id="list154918894717334" text:continue-numbering="true" text:style-name="L1">
        <text:list-item>
          <text:p text:style-name="P17">Intersection :</text:p>
        </text:list-item>
      </text:list>
      <text:p text:style-name="Text_20_body">Par exemple, supposons que nous avons deux relations "employés" et "managers" avec les attributs "nom" et "âge". Nous voulons récupérer les employés qui sont également des managers. La requête correspondante serait : employés ∩ managers</text:p>
      <text:list xml:id="list154919142907370" text:continue-numbering="true" text:style-name="L1">
        <text:list-item>
          <text:p text:style-name="P16">Division</text:p>
        </text:list-item>
        <text:list-item>
          <text:p text:style-name="P17">Jointure (s) :</text:p>
        </text:list-item>
      </text:list>
      <text:p text:style-name="P5">C’est le fait de combiner deux tables qui ont les mm identifiants, elle est noté ×.</text:p>
      <text:p text:style-name="P6"><text:s text:c="43"/><text:span text:style-name="T7">A1</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NumCmd</text:p>
          </table:table-cell>
          <table:table-cell table:style-name="Tableau1.A1" office:value-type="string">
            <text:p text:style-name="P5">Date</text:p>
          </table:table-cell>
          <table:table-cell table:style-name="Tableau1.A1" office:value-type="string">
            <text:p text:style-name="P5">Mtt</text:p>
          </table:table-cell>
          <table:table-cell table:style-name="Tableau1.A1" office:value-type="string">
            <text:p text:style-name="P5">NumClt</text:p>
          </table:table-cell>
        </table:table-row>
        <table:table-row>
          <table:table-cell table:style-name="Tableau1.A1" office:value-type="string">
            <text:p text:style-name="P5">CMD001</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1" office:value-type="string">
            <text:p text:style-name="P5">CMD002</text:p>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row>
      </table:table>
      <text:p text:style-name="P5"/>
      <text:p text:style-name="P5"><text:s text:c="42"/><text:span text:style-name="T7">A2</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8">NumCmd</text:p>
          </table:table-cell>
          <table:table-cell table:style-name="Tableau2.A1" office:value-type="string">
            <text:p text:style-name="P8">Code</text:p>
          </table:table-cell>
          <table:table-cell table:style-name="Tableau2.A1" office:value-type="string">
            <text:p text:style-name="P8">Qtt</text:p>
          </table:table-cell>
        </table:table-row>
        <table:table-row>
          <table:table-cell table:style-name="Tableau2.A1" office:value-type="string">
            <text:p text:style-name="P8">CMD001</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8">CMD002</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5"/>
      <text:p text:style-name="P7"><text:s text:c="28"/><text:span text:style-name="T7">A</text:span><text:span text:style-name="T8">3</text:span></text:p>
      <table:table table:name="Tableau3" table:style-name="Tableau3">
        <table:table-column table:style-name="Tableau3.A"/>
        <table:table-column table:style-name="Tableau3.B"/>
        <table:table-column table:style-name="Tableau3.C"/>
        <table:table-column table:style-name="Tableau3.D"/>
        <table:table-column table:style-name="Tableau3.E" table:number-columns-repeated="2"/>
        <table:table-row>
          <table:table-cell table:style-name="Tableau3.A1" office:value-type="string">
            <text:p text:style-name="P9">NumCmd</text:p>
          </table:table-cell>
          <table:table-cell table:style-name="Tableau3.A1" office:value-type="string">
            <text:p text:style-name="P9">Date</text:p>
          </table:table-cell>
          <table:table-cell table:style-name="Tableau3.A1" office:value-type="string">
            <text:p text:style-name="P9">Mtt</text:p>
          </table:table-cell>
          <table:table-cell table:style-name="Tableau3.A1" office:value-type="string">
            <text:p text:style-name="P9">NumClt</text:p>
          </table:table-cell>
          <table:table-cell table:style-name="Tableau3.A1" office:value-type="string">
            <text:p text:style-name="P9">Code</text:p>
          </table:table-cell>
          <table:table-cell table:style-name="Tableau3.A1" office:value-type="string">
            <text:p text:style-name="P9">Qtt</text:p>
          </table:table-cell>
        </table:table-row>
        <table:table-row>
          <table:table-cell table:style-name="Tableau3.A1" office:value-type="string">
            <text:p text:style-name="P9">CMD001</text:p>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row>
        <table:table-row>
          <table:table-cell table:style-name="Tableau3.A1" office:value-type="string">
            <text:p text:style-name="P9">CMD002</text:p>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row>
        <table:table-row>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row>
      </table:table>
      <text:p text:style-name="P9"/>
      <text:p text:style-name="P5"><text:span text:style-name="T8">A</text:span>3= <text:span text:style-name="T8">A</text:span>1&gt;&lt;<text:span text:style-name="T8">A</text:span>2 (<text:span text:style-name="T8">A</text:span>1.NumCmd=<text:span text:style-name="T8">A</text:span>2.NumCmd)</text:p>
      <text:p text:style-name="P5"><text:soft-page-break/></text:p>
      <text:p text:style-name="Standard"><text:span text:style-name="T2"> </text:span><text:span text:style-name="T4">2- </text:span><text:span text:style-name="T9">Langage de définition des données (LDD) :</text:span></text:p>
      <text:list xml:id="list1774558922" text:style-name="L2">
        <text:list-item>
          <text:p text:style-name="P18">CREATE :</text:p>
        </text:list-item>
      </text:list>
      <text:p text:style-name="P13">On a CREATE DATABASES <text:span text:style-name="T16">nom_base </text:span>: qui permet de créer une base</text:p>
      <text:p text:style-name="P10"><text:span text:style-name="T13">CREATE TABLE </text:span><text:span text:style-name="T16">nom_table</text:span><text:span text:style-name="T13">: </text:span><text:span text:style-name="T15">permet de créer les tables que contient la base</text:span></text:p>
      <text:list xml:id="list154918329369471" text:continue-numbering="true" text:style-name="L2">
        <text:list-item>
          <text:p text:style-name="P18">DROP :</text:p>
        </text:list-item>
      </text:list>
      <text:p text:style-name="P25">Permet de supprimer.</text:p>
      <text:p text:style-name="P25">Exemple : DROP TABLE nom_table permet de supprimer une table</text:p>
      <text:list xml:id="list154918857710559" text:continue-numbering="true" text:style-name="L2">
        <text:list-item>
          <text:p text:style-name="P18">ALTER :</text:p>
        </text:list-item>
      </text:list>
      <text:p text:style-name="P25">On peut utiliser la commande ALTER pour modifier une table.</text:p>
      <text:p text:style-name="P25">ALTER TABLE nom-de-table &lt;modification-de-table&gt; ;</text:p>
      <text:p text:style-name="P25">&lt;modification-de-table&gt; := {</text:p>
      <text:p text:style-name="P25">ADD COLUMN &lt;définition-colonne&gt; | ADD CONSTRAINT &lt;contrainte-table&gt; |</text:p>
      <text:p text:style-name="P25">DROP COLUMN &lt;nom-colonne&gt; | DROP CONSTRAINT &lt;nom-contrainte&gt; |</text:p>
      <text:p text:style-name="P25">MODIFY {&lt;définition-colonne&gt; }+ }</text:p>
      <text:p text:style-name="P25"/>
      <text:list xml:id="list154918313362206" text:continue-numbering="true" text:style-name="L2">
        <text:list-item>
          <text:p text:style-name="P18">RENAME :</text:p>
        </text:list-item>
      </text:list>
      <text:p text:style-name="P26">Permet de renommer <text:s/>une table :</text:p>
      <text:p text:style-name="P26">RENAME TABLE AncienNom TO NouveauNom ;</text:p>
      <text:list xml:id="list154919402029204" text:continue-numbering="true" text:style-name="L2">
        <text:list-item>
          <text:p text:style-name="P18">TRUNCATE :</text:p>
        </text:list-item>
      </text:list>
      <text:p text:style-name="Standard"/>
      <text:p text:style-name="Standard"><text:span text:style-name="T2"> </text:span><text:span text:style-name="T5">3- </text:span><text:span text:style-name="T1">Langage de manipulation de données (LMD) :</text:span></text:p>
      <text:list xml:id="list572646752" text:style-name="L3">
        <text:list-item>
          <text:p text:style-name="P21"><text:span text:style-name="T1">INSERT </text:span>:</text:p>
        </text:list-item>
      </text:list>
      <text:p text:style-name="P14">Permet d’inserer des données</text:p>
      <text:p text:style-name="P14">INSERT INTO nom_table (col1, col2, …, coln) VALUES (‘val1’,’val2’, …, ‘valn’) ;</text:p>
      <text:p text:style-name="P15"><text:span text:style-name="T14">INSERT INTO</text:span> piece (id_piece, categorie, date_recup, id_reference) <text:span text:style-name="T14">VALUES</text:span> (<text:span text:style-name="T17">'1'</text:span>,<text:span text:style-name="T17">'carosserie'</text:span>,<text:span text:style-name="T17">'2022/02/12'</text:span>,<text:span text:style-name="T17">'1'</text:span>);</text:p>
      <text:p text:style-name="P14"/>
      <text:list xml:id="list154918433803786" text:continue-numbering="true" text:style-name="L3">
        <text:list-item>
          <text:p text:style-name="P19">UPDATE :</text:p>
        </text:list-item>
      </text:list>
      <text:p text:style-name="P26">Mis à jour <text:span text:style-name="T18">d’enregistrement</text:span></text:p>
      <text:p text:style-name="P26">UPDATE nom-table</text:p>
      <text:p text:style-name="P26">SET &lt;nom-colonne1&gt;=&lt;nouvelle-valeur1&gt;</text:p>
      <text:p text:style-name="P26">..............</text:p>
      <text:p text:style-name="P26">&lt;nom-colonneN&gt;=&lt;nouvelle-valeurN&gt;</text:p>
      <text:p text:style-name="P26">[ WHERE &lt;condition&gt;];</text:p>
      <text:p text:style-name="P26"/>
      <text:list xml:id="list154919156815522" text:continue-numbering="true" text:style-name="L3">
        <text:list-item>
          <text:p text:style-name="P21">DELETE</text:p>
        </text:list-item>
      </text:list>
      <text:p text:style-name="Standard"><text:span text:style-name="T10"></text:span><text:span text:style-name="T11">4-</text:span><text:span text:style-name="T10"> </text:span><text:span text:style-name="T12">Langage d'interrogation de données (LID) : SELECT :</text:span></text:p>
      <text:list xml:id="list4024563096" text:style-name="L4">
        <text:list-item>
          <text:p text:style-name="P22">Jointure</text:p>
        </text:list-item>
        <text:list-item>
          <text:p text:style-name="P22">Projection</text:p>
        </text:list-item>
        <text:list-item>
          <text:p text:style-name="P22">Sous requête</text:p>
        </text:list-item>
        <text:list-item>
          <text:p text:style-name="P22">Alias (AS)</text:p>
        </text:list-item>
        <text:list-item>
          <text:p text:style-name="P22">Commande</text:p>
        </text:list-item>
      </text:list>
      <text:list xml:id="list1538186230" text:style-name="L5">
        <text:list-item>
          <text:p text:style-name="P23"> UNION</text:p>
        </text:list-item>
        <text:list-item>
          <text:p text:style-name="P23"> GROUP BY</text:p>
        </text:list-item>
        <text:list-item>
          <text:p text:style-name="P23"> ORDER BY</text:p>
        </text:list-item>
        <text:list-item>
          <text:p text:style-name="P23"> HAVING</text:p>
        </text:list-item>
      </text:list>
      <text:list xml:id="list3703014498" text:style-name="L6">
        <text:list-item>
          <text:p text:style-name="P24"> Fonction</text:p>
        </text:list-item>
      </text:list>
      <text:p text:style-name="Standard"> DISTINCT</text:p>
      <text:p text:style-name="Standard"> COUNT</text:p>
      <text:p text:style-name="Standard"> LIMIT</text:p>
      <text:p text:style-name="Standard"> LIKE %% (B%A)</text:p>
      <text:p text:style-name="Standard"> IN &amp; NOT IN</text:p>
      <text:p text:style-name="Standard"><text:soft-page-break/> BETWEEN</text:p>
      <text:p text:style-name="Standard"> AVG</text:p>
      <text:p text:style-name="Standard"> MIN</text:p>
      <text:p text:style-name="Standard"> MAX</text:p>
      <text:p text:style-name="Standard"> SUM Langage de contrôle de données (LCD)</text:p>
      <text:p text:style-name="Standard"></text:p>
      <text:p text:style-name="Standard"></text:p>
      <text:p text:style-name="Standard"></text:p>
      <text:p text:style-name="Standard">GRANT</text:p>
      <text:p text:style-name="Standard">DENY</text:p>
      <text:p text:style-name="Standard">REVOKE</text:p>
      <text:p text:style-name="Standard"> Les transaction</text:p>
      <text:p text:style-name="Standard"> Definition</text:p>
      <text:p text:style-name="Standard"> Proprieties</text:p>
      <text:p text:style-name="Standard"> Creation &amp; manipulation</text:p>
      <text:p text:style-name="Standard"> Utilisation</text:p>
      <text:p text:style-name="Standard"> Procédure stockée</text:p>
      <text:p text:style-name="Standard"> Déclenche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20:26:43.238870502</meta:creation-date>
    <meta:generator>LibreOffice/7.3.7.2$Linux_X86_64 LibreOffice_project/30$Build-2</meta:generator>
    <dc:date>2023-05-02T15:49:16.689611171</dc:date>
    <meta:editing-duration>PT2H48M29S</meta:editing-duration>
    <meta:editing-cycles>3</meta:editing-cycles>
    <meta:document-statistic meta:table-count="3" meta:image-count="0" meta:object-count="0" meta:page-count="3" meta:paragraph-count="109" meta:word-count="545" meta:character-count="3269" meta:non-whitespace-character-count="2748"/>
  </office:meta>
</office:document-meta>
</file>